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0 Feb. 2026</text:span></text:p>
      <text:p text:style-name="Normal"/>
      <text:p text:style-name="Normal">Over and over, I repeated a single word in whisper: «Cold». It made me shiver and stumble over my words, barely letting me speak. To forget about the feeling, I focused on whispering.</text:p>
      <text:p text:style-name="Normal"/>
      <text:p text:style-name="Normal">It was dark, for I couldn’t see anything. My lantern was long extinguished by the wind, so I threw it away. Without knowing whether or where I will arrive, I had to trudge.</text:p>
      <text:p text:style-name="Normal"/>
      <text:p text:style-name="Normal">A subtle ray of light pierced through the skies and darkness, falling on my face. It illuminated my surroundings, letting me see. I was getting faster. Slightly, I smiled.</text:p>
      <text:p text:style-name="Normal"/>
      <text:p text:style-name="Normal">I felt familiar with what’s around: I thought I could recognize where I was, although, I would not remember where I was exactly. I wasn’t sure if I was correct, or it’s all just déjà vu, but I was relieved anyway.</text:p>
      <text:p text:style-name="Normal"/>
      <text:p text:style-name="Normal">My breathing was getting faster. The looming sunlight was bright... So bright my eyes began to hurt.</text:p>
      <text:p text:style-name="Normal"/>
      <text:p text:style-name="Normal">And I couldn’t close them.</text:p>
      <text:p text:style-name="Normal"/>
      <text:p text:style-name="Normal">At some point, I ran instead of hustling. It wasn’t as tiring anymore. My body felt as light as it was never.</text:p>
      <text:p text:style-name="Normal"/>
      <text:p text:style-name="Normal">The light grew stronger. From my eyes, tears flowed down my face.</text:p>
      <text:p text:style-name="Normal"/>
      <text:p text:style-name="Normal">The light grew stronger... By now, the whole world was filled with red. I wondered if it was blood.</text:p>
      <text:p text:style-name="Normal"/>
      <text:p text:style-name="Normal">And the light grew stronger.</text:p>
      <text:p text:style-name="Normal"/>
      <text:p text:style-name="Normal">And, as the light was too strong</text:p>
      <text:p text:style-name="Normal">for a human being to endure,</text:p>
      <text:p text:style-name="Normal"/>
      <text:p text:style-name="Normal">there was nothing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